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a6b0"/>
    </style:style>
    <style:style style:name="P2" style:family="paragraph" style:parent-style-name="Text_20_body">
      <style:text-properties officeooo:rsid="0005a6b0" officeooo:paragraph-rsid="0005a6b0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contextual-spacing="false" style:writing-mode="lr-tb"/>
    </style:style>
    <style:style style:name="P7" style:family="paragraph" style:parent-style-name="Text_20_body">
      <style:text-properties officeooo:paragraph-rsid="0005a6b0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05a6b0"/>
    </style:style>
    <style:style style:name="P9" style:family="paragraph" style:parent-style-name="Heading_20_1">
      <style:text-properties officeooo:paragraph-rsid="00064452"/>
    </style:style>
    <style:style style:name="P10" style:family="paragraph" style:parent-style-name="Text_20_body">
      <style:text-properties officeooo:paragraph-rsid="00064452"/>
    </style:style>
    <style:style style:name="T1" style:family="text">
      <style:text-properties officeooo:rsid="0005a6b0"/>
    </style:style>
    <style:style style:name="T2" style:family="text">
      <style:text-properties fo:font-weight="normal" officeooo:rsid="0005a6b0" style:font-weight-asian="normal" style:font-weight-complex="normal"/>
    </style:style>
    <style:style style:name="T3" style:family="text">
      <style:text-properties officeooo:rsid="000644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Steps for project 2 video</text:span></text:span></text:h>
      <text:p text:style-name="P2">Step1 eval criteria #6</text:p>
      <text:p text:style-name="Text_20_body">Go to POX directory:</text:p>
      <text:p text:style-name="P3"><text:span text:style-name="Source_20_Text">cd /home/ubuntu/pox</text:span></text:p>
      <text:p text:style-name="P3"><text:span text:style-name="Source_20_Text"><text:span text:style-name="T1">open </text:span></text:span><text:span text:style-name="Source_20_Text">l2firewall.config</text:span></text:p>
      <text:p text:style-name="P2">write below to the file</text:p>
      <text:p text:style-name="P4"><text:span text:style-name="Source_20_Text">id,mac_0,mac_1</text:span></text:p>
      <text:p text:style-name="P5"><text:span text:style-name="Source_20_Text">1,00:00:00:00:00:01,00:00:00:00:00:02</text:span></text:p>
      <text:p text:style-name="P6"><text:span text:style-name="Source_20_Text">2,00:00:00:00:00:02,00:00:00:00:00:04</text:span></text:p>
      <text:p text:style-name="P7"><text:span text:style-name="Strong_20_Emphasis"><text:span text:style-name="T2">save and exit</text:span></text:span></text:p>
      <text:p text:style-name="Horizontal_20_Line"/>
      <text:p text:style-name="P8"><text:span text:style-name="Strong_20_Emphasis"><text:span text:style-name="T2">step 2 criteria 3,4,5,7,8</text:span></text:span></text:p>
      <text:p text:style-name="P3"><text:span text:style-name="Source_20_Text"><text:span text:style-name="T1">open</text:span></text:span><text:span text:style-name="Source_20_Text"> l3firewall.config</text:span></text:p>
      <text:p text:style-name="P4"><text:span text:style-name="Source_20_Text">7,any,any,192.168.2.10,192.168.2.30,1,1,icmp</text:span></text:p>
      <text:p text:style-name="P5"><text:span text:style-name="Source_20_Text">8,any,any,192.168.2.20,192.168.2.40,1,1,icmp</text:span></text:p>
      <text:p text:style-name="P5"><text:span text:style-name="Source_20_Text">9,any,any,192.168.2.20,any,any,80,tcp</text:span></text:p>
      <text:p text:style-name="P5"><text:span text:style-name="Source_20_Text">10,any,any,192.168.2.10,192.168.2.20,any,any,tcp</text:span></text:p>
      <text:p text:style-name="P6"><text:span text:style-name="Source_20_Text">11,any,any,192.168.2.10,192.168.2.20,any,any,udp</text:span></text:p>
      <text:p text:style-name="P7"><text:span text:style-name="Strong_20_Emphasis"><text:span text:style-name="T1">save and exit. <text:s/>Each rule from left to right. Priority, source mac, dest mac, source ip, dest ip, source port, dest port, porotocol type</text:span></text:span></text:p>
      <text:p text:style-name="P7"><text:span text:style-name="Strong_20_Emphasis"><text:span text:style-name="T1">for ICPM it doesn’t use ports so we just put 1 as a placeholder.</text:span></text:span></text:p>
      <text:p text:style-name="P7"><text:span text:style-name="Strong_20_Emphasis"><text:span text:style-name="T1">For http traffic we use port 80 by default and its tcp protocol</text:span></text:span></text:p>
      <text:p text:style-name="P7"><text:span text:style-name="Strong_20_Emphasis"><text:span text:style-name="T1">For udp we say any port so udp over any port is bloecked. <text:s/></text:span></text:span></text:p>
      <text:p text:style-name="Horizontal_20_Line"/>
      <text:h text:style-name="P1" text:outline-level="1"><text:span text:style-name="Strong_20_Emphasis"><text:span text:style-name="T1">Step 3 open pox and leave open for video. This is controller 1</text:span></text:span></text:h>
      <text:p text:style-name="P4"><text:span text:style-name="Source_20_Text">cd /home/ubuntu/pox</text:span></text:p>
      <text:p text:style-name="P5"/>
      <text:p text:style-name="P5"><text:span text:style-name="Source_20_Text">sudo ./pox.py openflow.of_01 --port=6655 \</text:span></text:p>
      <text:p text:style-name="P5"><text:span text:style-name="Source_20_Text"><text:s text:c="4"/>forwarding.l2_learning \</text:span></text:p>
      <text:p text:style-name="P5"><text:span text:style-name="Source_20_Text"><text:s text:c="4"/>forwarding.L3Firewall \</text:span></text:p>
      <text:p text:style-name="P5"><text:span text:style-name="Source_20_Text"><text:s text:c="4"/>--l2config=l2firewall.config \</text:span></text:p>
      <text:p text:style-name="P6"><text:span text:style-name="Source_20_Text"><text:s text:c="4"/>--l3config=l3firewall.config</text:span></text:p>
      <text:p text:style-name="Horizontal_20_Line"><text:soft-page-break/></text:p>
      <text:h text:style-name="P9" text:outline-level="1"><text:span text:style-name="Strong_20_Emphasis"/></text:h>
      <text:p text:style-name="P10"><text:span text:style-name="Strong_20_Emphasis"><text:span text:style-name="T3">Step 4 mininet create 4 hosts 1 controller eval #1</text:span></text:span></text:p>
      <text:p text:style-name="P4"><text:span text:style-name="Source_20_Text">sudo mn --topo=single,4 \</text:span></text:p>
      <text:p text:style-name="P5"><text:span text:style-name="Source_20_Text"><text:s text:c="4"/>--controller=remote,ip=127.0.0.1,port=6655 \</text:span></text:p>
      <text:p text:style-name="P6"><text:span text:style-name="Source_20_Text"><text:s text:c="4"/>--switch=ovsk --mac</text:span></text:p>
      <text:p text:style-name="Horizontal_20_Line"/>
      <text:h text:style-name="P9" text:outline-level="1"><text:span text:style-name="Strong_20_Emphasis"><text:span text:style-name="T3">step 5: assign the ips eval #2</text:span></text:span></text:h>
      <text:p text:style-name="P4"><text:span text:style-name="Source_20_Text">containernet&gt; h1 ifconfig h1-eth0 192.168.2.10/24 up</text:span></text:p>
      <text:p text:style-name="P5"><text:span text:style-name="Source_20_Text">containernet&gt; h2 ifconfig h2-eth0 192.168.2.20/24 up</text:span></text:p>
      <text:p text:style-name="P5"><text:span text:style-name="Source_20_Text">containernet&gt; h3 ifconfig h3-eth0 192.168.2.30/24 up</text:span></text:p>
      <text:p text:style-name="P6"><text:span text:style-name="Source_20_Text">containernet&gt; h4 ifconfig h4-eth0 192.168.2.40/24 up</text:span></text:p>
      <text:p text:style-name="Horizontal_20_Line"/>
      <text:h text:style-name="P9" text:outline-level="1"><text:span text:style-name="Strong_20_Emphasis"><text:span text:style-name="T3">open another window and watch the flows after the tests.</text:span></text:span></text:h>
      <text:p text:style-name="P3"><text:span text:style-name="Source_20_Text">sudo ovs-ofctl dump-flows s1</text:span></text:p>
      <text:p text:style-name="Text_20_body">You will use this after eac</text:p>
      <text:p text:style-name="Horizontal_20_Line"/>
      <text:h text:style-name="Heading_20_1" text:outline-level="1"><text:span text:style-name="Strong_20_Emphasis">6. Evaluation Tests (Steps 3–8)</text:span></text:h>
      <text:p text:style-name="Text_20_body">Record yourself running each block test + showing the flows.</text:p>
      <text:p text:style-name="Horizontal_20_Line"/>
      <text:h text:style-name="Heading_20_2" text:outline-level="2"><text:span text:style-name="Strong_20_Emphasis">6.1 Test ICMP block (10 → 30)</text:span></text:h>
      <text:p text:style-name="Text_20_body">(Evaluation #3)</text:p>
      <text:p text:style-name="P3"><text:span text:style-name="Source_20_Text">containernet&gt; h1 ping -c 3 192.168.2.30</text:span></text:p>
      <text:p text:style-name="Text_20_body">Expected → 100% packet loss.</text:p>
      <text:p text:style-name="Text_20_body">Check flows:</text:p>
      <text:p text:style-name="P3"><text:span text:style-name="Source_20_Text">sudo ovs-ofctl dump-flows s1</text:span></text:p>
      <text:p text:style-name="Text_20_body"><text:soft-page-break/>Look for a DROP rule with src=192.168.2.10, dst=192.168.2.30.</text:p>
      <text:p text:style-name="Horizontal_20_Line"/>
      <text:h text:style-name="Heading_20_2" text:outline-level="2"><text:span text:style-name="Strong_20_Emphasis">6.2 Test ICMP block (20 → 40)</text:span></text:h>
      <text:p text:style-name="Text_20_body">(Evaluation #4)</text:p>
      <text:p text:style-name="P3"><text:span text:style-name="Source_20_Text">containernet&gt; h2 ping -c 3 192.168.2.40</text:span></text:p>
      <text:p text:style-name="Text_20_body">Check flows again:</text:p>
      <text:p text:style-name="P3"><text:span text:style-name="Source_20_Text">sudo ovs-ofctl dump-flows s1</text:span></text:p>
      <text:p text:style-name="Horizontal_20_Line"/>
      <text:h text:style-name="Heading_20_2" text:outline-level="2"><text:span text:style-name="Strong_20_Emphasis">6.3 Test HTTP block from 192.168.2.20</text:span></text:h>
      <text:p text:style-name="Text_20_body">(Evaluation #5)</text:p>
      <text:p text:style-name="Text_20_body">Start HTTP server on h3:</text:p>
      <text:p text:style-name="P3"><text:span text:style-name="Source_20_Text">containernet&gt; h3 python3 -m http.server 80 &amp;</text:span></text:p>
      <text:p text:style-name="Text_20_body">From h2 (the blocked source):</text:p>
      <text:p text:style-name="P4"><text:span text:style-name="Source_20_Text">containernet&gt; h2 wget -O- 192.168.2.30</text:span></text:p>
      <text:p text:style-name="P5"><text:span text:style-name="Source_20_Text"># OR</text:span></text:p>
      <text:p text:style-name="P6"><text:span text:style-name="Source_20_Text">containernet&gt; h2 curl 192.168.2.30</text:span></text:p>
      <text:p text:style-name="Text_20_body">Expected → connection hangs/fails.</text:p>
      <text:p text:style-name="Text_20_body">Check flows:</text:p>
      <text:p text:style-name="P3"><text:span text:style-name="Source_20_Text">sudo ovs-ofctl dump-flows s1</text:span></text:p>
      <text:p text:style-name="Text_20_body">Look for:</text:p>
      <text:p text:style-name="P3"><text:span text:style-name="Source_20_Text">nw_src=192.168.2.20 tp_dst=80 tcp actions=drop</text:span></text:p>
      <text:p text:style-name="Horizontal_20_Line"/>
      <text:h text:style-name="Heading_20_2" text:outline-level="2"><text:span text:style-name="Strong_20_Emphasis">6.4 Test L2 MAC block (MAC 02 → MAC 04)</text:span></text:h>
      <text:p text:style-name="Text_20_body">(Evaluation #6)</text:p>
      <text:p text:style-name="P3"><text:span text:style-name="Source_20_Text">containernet&gt; h2 ping -c 3 192.168.2.40</text:span></text:p>
      <text:p text:style-name="Text_20_body">Check flows:</text:p>
      <text:p text:style-name="P3"><text:span text:style-name="Source_20_Text">sudo ovs-ofctl dump-flows s1</text:span></text:p>
      <text:p text:style-name="Text_20_body">Shows a high-priority DROP based on MAC addresses.</text:p>
      <text:p text:style-name="Horizontal_20_Line"><text:soft-page-break/></text:p>
      <text:h text:style-name="Heading_20_2" text:outline-level="2"><text:span text:style-name="Strong_20_Emphasis">6.5 Test TCP block (10 → 20)</text:span></text:h>
      <text:p text:style-name="Text_20_body">(Evaluation #7)</text:p>
      <text:p text:style-name="P3"><text:span text:style-name="Source_20_Text">containernet&gt; h1 hping3 -c 5 192.168.2.20 -S -p 80</text:span></text:p>
      <text:p text:style-name="Text_20_body">Check flows:</text:p>
      <text:p text:style-name="P3"><text:span text:style-name="Source_20_Text">sudo ovs-ofctl dump-flows s1</text:span></text:p>
      <text:p text:style-name="Horizontal_20_Line"/>
      <text:h text:style-name="Heading_20_2" text:outline-level="2"><text:span text:style-name="Strong_20_Emphasis">6.6 Test UDP block (10 → 20)</text:span></text:h>
      <text:p text:style-name="Text_20_body">(Evaluation #8)</text:p>
      <text:p text:style-name="P3"><text:span text:style-name="Source_20_Text">containernet&gt; h1 hping3 -2 -c 5 192.168.2.20 -p 53</text:span></text:p>
      <text:p text:style-name="Text_20_body">Check flows:</text:p>
      <text:p text:style-name="P3"><text:span text:style-name="Source_20_Text">sudo ovs-ofctl dump-flows s1</text:span></text:p>
      <text:p text:style-name="Horizontal_20_Line"/>
      <text:h text:style-name="Heading_20_1" text:outline-level="1"><text:span text:style-name="Strong_20_Emphasis">7. (Optional) Extra OVS commands for your video</text:span></text:h>
      <text:p text:style-name="P4"><text:span text:style-name="Source_20_Text">sudo ovs-vsctl show</text:span></text:p>
      <text:p text:style-name="P5"><text:span text:style-name="Source_20_Text">sudo ovs-vsctl list-ports s1</text:span></text:p>
      <text:p text:style-name="P5"><text:span text:style-name="Source_20_Text">sudo ovs-ofctl show s1</text:span></text:p>
      <text:p text:style-name="P5"><text:span text:style-name="Source_20_Text">sudo ovs-ofctl dump-ports-desc s1</text:span></text:p>
      <text:p text:style-name="P6"><text:span text:style-name="Source_20_Text">sudo ovs-appctl bridge/dump-flows s1</text:span></text:p>
      <text:p text:style-name="Horizontal_20_Line"/>
      <text:h text:style-name="Heading_20_1" text:outline-level="1">🎉 DONE — This meets ALL rubric requirements</text:h>
      <text:p text:style-name="Text_20_body">✔ 1 controller (matching updated instructor guidance)<text:line-break/>✔ 4-container topology<text:line-break/>✔ IP assignments<text:line-break/>✔ L2 and L3 rule modifications<text:line-break/>✔ ICMP/TCP/UDP/HTTP blocking demonstrations<text:line-break/>✔ OVS flow verification</text:p>
      <text:p text:style-name="Horizontal_20_Line"/>
      <text:p text:style-name="Text_20_body"><text:soft-page-break/>If you want, I can also write you a <text:span text:style-name="Strong_20_Emphasis">VIDEO SCRIPT</text:span> you can literally read word-for-word while recording (makes the video super clean and guarantees full credit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3T11:32:29.553837300</meta:creation-date>
    <dc:date>2025-11-13T12:07:39.218879600</dc:date>
    <meta:editing-duration>PT5M1S</meta:editing-duration>
    <meta:editing-cycles>2</meta:editing-cycles>
    <meta:generator>LibreOffice/25.2.6.2$Windows_X86_64 LibreOffice_project/729c5bfe710f5eb71ed3bbde9e06a6065e9c6c5d</meta:generator>
    <meta:print-date>2025-11-13T12:07:50.561525900</meta:print-date>
    <meta:document-statistic meta:table-count="0" meta:image-count="0" meta:object-count="0" meta:page-count="5" meta:paragraph-count="92" meta:word-count="498" meta:character-count="3375" meta:non-whitespace-character-count="2949"/>
  </office:meta>
</office:document-meta>
</file>